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780a13"/>
    </style:style>
    <style:style style:name="P3" style:family="paragraph" style:parent-style-name="Standard">
      <style:text-properties style:font-name="Liberation Serif" officeooo:paragraph-rsid="007b24e8"/>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7603ee"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770dc3"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780a13"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7ad371"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7b24e8"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17, fig.width=13}</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85,</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x = .9,</text:span></text:span></text:p>
      <text:p text:style-name="P1"><text:span text:style-name="Source_20_Text"><text:span text:style-name="T1"><text:s text:c="20"/>y = coords(vert$dim_red)$y)</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2,</text:span></text:span></text:p>
      <text:p text:style-name="P1"><text:span text:style-name="Source_20_Text"><text:span text:style-name="T1"><text:s text:c="20"/>y = coords(vert$batch_correction)$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oft-page-break/><text:span text:style-name="Source_20_Text"><text:span text:style-name="T1">connectGrob(vert$batch_correction, batch_correction_opts, type = "horizont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oft-page-break/><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oft-page-break/><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oft-page-break/><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oft-page-break/><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text:span></text:span><text:soft-page-break/><text:span text:style-name="Source_20_Text"><text:span text:style-name="T1">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text:span></text:span><text:soft-page-break/><text:span text:style-name="Source_20_Text"><text:span text:style-name="T1">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oft-page-break/><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oft-page-break/><text:span text:style-name="Source_20_Text"><text:span text:style-name="T1"/></text:span></text:p>
      <text:p text:style-name="P1"><text:span text:style-name="Source_20_Text"><text:span text:style-name="T1">#### Batch correction </text:span></text:span></text:p>
      <text:p text:style-name="P3"><text:span text:style-name="Source_20_Text"><text:span text:style-name="T1">Since mass spectrometry experiments are highly biased by several factors, such as sample processing, the technician, manufacturer and production of the device (chromatography column, mass-spectrometer), the reagents etc., working in multiple batches introduces further variance in the protein data. This variance would overshadow the biological differences across sample types. Before attempting to remove batch effects it is recommended to elucidate the variance with a dimensionality reduction technique which will be explained in the next chapter. To remove the technical factor also called non-biological experimental variation the R package sva \citep{Leek2012} with the ComBat function \citep{Johnson2007} was used. The expression of a gene $g$ for the batch $m_i$ and sample $j$ is defined as <text:s/>$Y_{ijg} = a_{g} + X\beta_{g} + \gamma_{ig} + \delta_{ig}\epsilon_{ijg}$, whereas $\gamma$ and $\delta\epsilon$ denote for the systematic error caused by the batch. In order to remove the systematic error the bayesian framework shrinks the effect by pooling information over the features $g$. Ideally the effects $a$ and $\beta$ remain as natural as they are and should reflect the true biological difference between experimental obtained samples or groups. ComBat standardizes the data by a Z-transformation before attempting to remove the batch effect. By the method of moments </text:span></text:span><text:span text:style-name="Source_20_Text"><text:span text:style-name="T6">(= the mean and the variance)</text:span></text:span><text:span text:style-name="Source_20_Text"><text:span text:style-name="T1"> the two batch effect parameters $\gamma$ and $\delta\epsilon$ were estimated and can be subtracted from each value for the particular feature </text:span></text:span><text:span text:style-name="Source_20_Text"><text:span text:style-name="T6">driving statistical moments at a comparable level between batches.</text:span></text:span><text:span text:style-name="Source_20_Text"><text:span text:style-name="T1"> </text:span></text:span></text:p>
      <text:p text:style-name="P3"><text:span text:style-name="Source_20_Text"><text:span text:style-name="T5">Furthermore the ComBat function allows the user to pass a desired effect (the actual biological variance) to be crystallized out from the non-biological variance. This is done by a constructing a design matrix which is also passed to the bayesian framework and can be interpreted as the apriori information about our dataset. </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oft-page-break/><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ext:span></text:span><text:soft-page-break/><text:span text:style-name="Source_20_Text"><text:span text:style-name="T1">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1"><text:span text:style-name="Source_20_Text"><text:span text:style-name="T1"/></text:span></text:p>
      <text:p text:style-name="P1"><text:span text:style-name="Source_20_Text"><text:span text:style-name="T1">To test for differential expression, the analysis utilizes the "limma" package from R Bioconductor \citep{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text:span></text:span><text:span text:style-name="Source_20_Text"><text:span text:style-name="T3">mean</text:span></text:span><text:span text:style-name="Source_20_Text"><text:span text:style-name="T1"> expression of the gene. $\beta_1$ represents </text:span></text:span><text:span text:style-name="Source_20_Text"><text:span text:style-name="T3">difference in mean</text:span></text:span><text:span text:style-name="Source_20_Text"><text:span text:style-name="T1"> of the treatment (or condition) on the discrete </text:span></text:span><text:span text:style-name="Source_20_Text"><text:span text:style-name="T2">or continu</text:span></text:span><text:span text:style-name="Source_20_Text"><text:span text:style-name="T3">o</text:span></text:span><text:span text:style-name="Source_20_Text"><text:span text:style-name="T2">s</text:span></text:span><text:span text:style-name="Source_20_Text"><text:span text:style-name="T1">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text:span></text:span><text:span text:style-name="Source_20_Text"><text:span text:style-name="T2">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text:span></text:span><text:span text:style-name="Source_20_Text"><text:span text:style-name="T3">or also ordinary least-square method. With the regression line the above mentioned equation can be constructed. </text:span></text:span></text:p>
      <text:p text:style-name="P1"><text:span text:style-name="Source_20_Text"><text:span text:style-name="T3"/></text:span></text:p>
      <text:p text:style-name="P2"><text:span text:style-name="Source_20_Text"><text:span text:style-name="T4">Next the statistical module of the program performs an empirical Bayes model utilizing the eBayes \citep{Smyth2004} function of the Limma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5-22T15:14:32.812312119</dc:date>
    <meta:editing-duration>P1DT4H18M23S</meta:editing-duration>
    <meta:editing-cycles>25</meta:editing-cycles>
    <meta:document-statistic meta:table-count="0" meta:image-count="0" meta:object-count="0" meta:page-count="18" meta:paragraph-count="492" meta:word-count="6770" meta:character-count="52012" meta:non-whitespace-character-count="41931"/>
  </office:meta>
</office:document-meta>
</file>